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Heading_20_2">
      <style:text-properties fo:font-size="16pt" style:font-size-asian="16pt" style:font-size-complex="16pt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officeooo:paragraph-rsid="00129172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129172" style:font-size-asian="12pt" style:font-size-complex="12pt"/>
    </style:style>
    <style:style style:name="P5" style:family="paragraph" style:parent-style-name="Standard">
      <style:text-properties style:font-name="Times New Roman" fo:font-size="12pt" officeooo:rsid="001406e0" officeooo:paragraph-rsid="00129172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Monaco" fo:font-size="11pt" style:font-size-asian="11pt"/>
    </style:style>
    <style:style style:name="T3" style:family="text">
      <style:text-properties fo:color="#000000" style:font-name="Monaco" fo:font-size="11pt" officeooo:rsid="001406e0" style:font-size-asian="11pt" style:font-size-complex="16pt"/>
    </style:style>
    <style:style style:name="T4" style:family="text">
      <style:text-properties fo:color="#000000" style:font-name="Monaco" fo:font-size="11pt" officeooo:rsid="001406e0" style:font-size-asian="11pt"/>
    </style:style>
    <style:style style:name="T5" style:family="text">
      <style:text-properties fo:color="#000000" style:font-name="Monaco" fo:font-size="11pt" officeooo:rsid="00129172" style:font-size-asian="11pt"/>
    </style:style>
    <style:style style:name="T6" style:family="text">
      <style:text-properties fo:color="#000000" style:font-name="Times New Roman" fo:font-size="11pt" style:font-size-asian="11pt"/>
    </style:style>
    <style:style style:name="T7" style:family="text">
      <style:text-properties fo:color="#000000" style:font-name="Times New Roman" fo:font-size="11pt" officeooo:rsid="001406e0" style:font-size-asian="11pt" style:font-size-complex="16pt"/>
    </style:style>
    <style:style style:name="T8" style:family="text">
      <style:text-properties fo:color="#000000" style:font-name="Times New Roman" fo:font-size="11pt" officeooo:rsid="001406e0" style:font-size-asian="11pt"/>
    </style:style>
    <style:style style:name="T9" style:family="text">
      <style:text-properties fo:color="#000000" style:font-name="Times New Roman" fo:font-size="11pt" officeooo:rsid="00129172" style:font-size-asian="11pt"/>
    </style:style>
    <style:style style:name="T10" style:family="text">
      <style:text-properties fo:color="#000000" style:font-name="Times New Roman" fo:font-size="14pt" style:font-size-asian="14pt" style:font-size-complex="14pt"/>
    </style:style>
    <style:style style:name="T11" style:family="text">
      <style:text-properties fo:color="#000000" style:font-name="Times New Roman" fo:font-size="14pt" officeooo:rsid="001406e0" style:font-size-asian="14pt" style:font-size-complex="14pt"/>
    </style:style>
    <style:style style:name="T12" style:family="text">
      <style:text-properties fo:color="#000000" style:font-name="Times New Roman" fo:font-size="12pt" style:font-size-asian="12pt" style:font-size-complex="12pt"/>
    </style:style>
    <style:style style:name="T13" style:family="text">
      <style:text-properties fo:color="#000000" style:font-name="Times New Roman" fo:font-size="12pt" officeooo:rsid="001406e0" style:font-size-asian="12pt" style:font-size-complex="12pt"/>
    </style:style>
    <style:style style:name="T14" style:family="text">
      <style:text-properties fo:color="#000000" style:font-name="Times New Roman" fo:font-size="12pt" officeooo:rsid="00129172" style:font-size-asian="12pt" style:font-size-complex="12pt"/>
    </style:style>
    <style:style style:name="T15" style:family="text">
      <style:text-properties fo:color="#000000" fo:font-size="11pt" style:font-size-asian="11pt"/>
    </style:style>
    <style:style style:name="T16" style:family="text">
      <style:text-properties fo:color="#000000" fo:font-size="11pt" officeooo:rsid="001406e0" style:font-size-asian="11pt"/>
    </style:style>
    <style:style style:name="T17" style:family="text">
      <style:text-properties fo:color="#000000" fo:font-size="11pt" officeooo:rsid="00129172" style:font-size-asian="11pt"/>
    </style:style>
    <style:style style:name="T18" style:family="text">
      <style:text-properties fo:color="#000000" officeooo:rsid="001406e0"/>
    </style:style>
    <style:style style:name="T19" style:family="text">
      <style:text-properties fo:color="#000000" officeooo:rsid="00129172"/>
    </style:style>
    <style:style style:name="T20" style:family="text">
      <style:text-properties officeooo:rsid="00129172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129172"/>
    </style:style>
    <style:style style:name="T23" style:family="text">
      <style:text-properties style:font-name="Times New Roman" fo:font-size="14pt" officeooo:rsid="00129172" style:font-size-asian="14pt" style:font-size-complex="14pt"/>
    </style:style>
    <style:style style:name="T24" style:family="text">
      <style:text-properties style:font-name="Times New Roman" fo:font-size="12pt" style:font-size-asian="12pt" style:font-size-complex="12pt"/>
    </style:style>
    <style:style style:name="T25" style:family="text">
      <style:text-properties style:font-name="Times New Roman" fo:font-size="12pt" officeooo:rsid="00129172" style:font-size-asian="12pt" style:font-size-complex="12pt"/>
    </style:style>
    <style:style style:name="T26" style:family="text">
      <style:text-properties fo:color="#7f0055" style:font-name="Monaco" fo:font-size="11pt" fo:font-weight="bold" style:font-size-asian="11pt" style:font-weight-asian="bold"/>
    </style:style>
    <style:style style:name="T27" style:family="text">
      <style:text-properties fo:color="#7f0055" style:font-name="Monaco" fo:font-size="11pt" fo:font-weight="bold" officeooo:rsid="001406e0" style:font-size-asian="11pt" style:font-weight-asian="bold"/>
    </style:style>
    <style:style style:name="T28" style:family="text">
      <style:text-properties fo:color="#7f0055" style:font-name="Monaco" fo:font-size="11pt" fo:font-weight="bold" officeooo:rsid="00129172" style:font-size-asian="11pt" style:font-weight-asian="bold"/>
    </style:style>
    <style:style style:name="T29" style:family="text">
      <style:text-properties fo:color="#7f0055" style:font-name="Times New Roman" fo:font-size="11pt" fo:font-weight="bold" officeooo:rsid="001406e0" style:font-size-asian="11pt" style:font-weight-asian="bold"/>
    </style:style>
    <style:style style:name="T30" style:family="text">
      <style:text-properties fo:color="#7f0055" style:font-name="Times New Roman" fo:font-size="11pt" fo:font-weight="bold" officeooo:rsid="00129172" style:font-size-asian="11pt" style:font-weight-asian="bold"/>
    </style:style>
    <style:style style:name="T31" style:family="text">
      <style:text-properties fo:color="#7f0055" style:font-name="Times New Roman" fo:font-size="12pt" fo:font-weight="bold" officeooo:rsid="001406e0" style:font-size-asian="12pt" style:font-weight-asian="bold" style:font-size-complex="12pt"/>
    </style:style>
    <style:style style:name="T32" style:family="text">
      <style:text-properties fo:color="#7f0055" style:font-name="Times New Roman" fo:font-size="12pt" fo:font-weight="bold" officeooo:rsid="00129172" style:font-size-asian="12pt" style:font-weight-asian="bold" style:font-size-complex="12pt"/>
    </style:style>
    <style:style style:name="T33" style:family="text">
      <style:text-properties fo:color="#7f0055" fo:font-size="11pt" fo:font-weight="bold" style:font-size-asian="11pt" style:font-weight-asian="bold"/>
    </style:style>
    <style:style style:name="T34" style:family="text">
      <style:text-properties fo:color="#7f0055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1" text:outline-level="2">Contratti</text:h>
      <text:p text:style-name="Standard"/>
      <text:p text:style-name="Standard"/>
      <text:p text:style-name="Standard"/>
      <text:p text:style-name="Standard"/>
      <text:p text:style-name="Standard"/>
      <text:p text:style-name="Standard">Operazione: creaNuovoPartita</text:p>
      <text:p text:style-name="Standard">Riferimenti: AVVIA PARTITA</text:p>
      <text:p text:style-name="Standard">Pre-Condizioni: Si vuole iniziare una nuova partita.</text:p>
      <text:p text:style-name="Standard">post-Condizioni: - è stata creato una GameManager e un MonsterCreator.</text:p>
      <text:p text:style-name="Standard"><text:tab/><text:tab/> <text:s text:c="3"/>- Il GameManager fa si che il gioco possa iniziare ,facendo apparire i mostri e <text:tab/><text:tab/><text:tab/> <text:s text:c="5"/>permettendo all'utente di inserire le tower, eventualmente di potenziarle oppure <text:tab/><text:tab/> <text:s text:c="5"/>permettendo l'utilizzo dei plug-in.</text:p>
      <text:p text:style-name="Standard"><text:tab/><text:tab/> <text:s text:c="3"/></text:p>
      <text:p text:style-name="Standard"/>
      <text:p text:style-name="Standard">Operazione: salvaPunteggio</text:p>
      <text:p text:style-name="Standard">Riferimenti: AVVIA PARTITA</text:p>
      <text:p text:style-name="Standard">Pre-condizioni: E' stata terminata una partita.</text:p>
      <text:p text:style-name="Standard">Post-Condizioni: - il sistema predispone per l'utente un pannello SaveRecordPanel con cui si potrò <text:tab/><text:tab/> <text:s text:c="5"/>salvare il punteggio nel sistema.</text:p>
      <text:p text:style-name="Standard"><text:tab/><text:tab/> <text:s text:c="4"/></text:p>
      <text:p text:style-name="Standard"/>
      <text:p text:style-name="Standard">Operazione: effettuePartitaOnLine</text:p>
      <text:p text:style-name="Standard">Riferimenti: AVVIA PARTITA</text:p>
      <text:p text:style-name="Standard">Pre-Condizioni: <text:s/>si vuole giocare in modalità online. E' stata create un'istanza di Server, che resterà <text:tab/><text:tab/> <text:s text:c="3"/>in ascolto di eventuali giocatori.</text:p>
      <text:p text:style-name="Standard">Post-Condizioni: - Due o più giocatori si sono registrati sul server, comunicando tutte le loro scelte , <text:tab/><text:tab/> <text:s text:c="6"/>in modo che il sistema possa predisporre il gioco al meglio.</text:p>
      <text:p text:style-name="Standard"/>
      <text:p text:style-name="Standard"/>
      <text:p text:style-name="P3">Operazione: <text:span text:style-name="T20">genera</text:span>QrCode</text:p>
      <text:p text:style-name="P3">Riferimenti: AVVIA PARTITA</text:p>
      <text:p text:style-name="P3">Pre-Condizioni: <text:span text:style-name="T20">Il giocatore ha raggiunta determinati traguardi.</text:span></text:p>
      <text:p text:style-name="P3">Post-Condizioni: - <text:span text:style-name="T25">Si </text:span><text:span text:style-name="T13">genera un qr-code di un certo tipo a differenza di quale traguardo è stato raggiunto, utilizzando un </text:span><text:span text:style-name="T12">Charset </text:span><text:span text:style-name="T13">e</text:span><text:span text:style-name="T12"> </text:span><text:span text:style-name="T13">un ByteBuffer. I vari componenti vengono utilizzati per generare una BitMatrix e quindi un qr-code.</text:span></text:p>
      <text:p text:style-name="Standard"/>
      <text:p text:style-name="Standard"/>
      <text:p text:style-name="Standard">Operazione: usaPlugInQrCode</text:p>
      <text:p text:style-name="Standard">Riferimenti: AVVIA PARTITA</text:p>
      <text:p text:style-name="P3">Pre-Condizioni: <text:span text:style-name="T24">Si vuole utilizzare il plug-in del qr code, leggendo un qr code dal web-cam oppure <text:tab/><text:tab/> <text:s text:c="2"/>caricandolo da file.</text:span><text:span text:style-name="T13"> </text:span><text:span text:style-name="T14">Si richiama la funzione </text:span><text:span text:style-name="T31">public</text:span><text:span text:style-name="T14"> </text:span><text:span text:style-name="T32">static</text:span><text:span text:style-name="T14"> String readfromImage( BufferedImage p_image )</text:span></text:p>
      <text:p text:style-name="P4"><text:span text:style-name="T18">Questa funzione predisponde un </text:span><text:span text:style-name="T1">BinaryBitmap</text:span><text:span text:style-name="T18">, che verrà istanziato nel seguente modo, binaryBitmap = </text:span><text:span text:style-name="T34">new</text:span><text:span text:style-name="T1"> BinaryBitmap( </text:span><text:span text:style-name="T34">new</text:span><text:span text:style-name="T1"> HybridBinarizer( </text:span><text:span text:style-name="T34">new</text:span><text:span text:style-name="T1"> BufferedImageLuminanceSource( p_image )));</text:span></text:p>
      <text:p text:style-name="P5"><text:span text:style-name="T19">Successivamente verrà istanziato un result grazie alla decodifica di bynaryBitmap. A differenza del contenuto di result, il sistema attuerà un bonus invece che un altro. Dopo aver utilizzato il bonus, il sistema aggiornerà lo stato dell'applicazione e terrà conto dell'utilizzo del bonus, salvando una stringa codificata nei file di properties.</text:span></text:p>
      <text:p text:style-name="Standard"><text:soft-page-break/>Post-Condizioni: - Il plug-in è stato caricato correttamente ed ha modificato lo stato del gioco, successivamente è stato salvato in un file di properties , in modo che non possa più essere utilizzato.<text:tab/><text:tab/> <text:s text:c="6"/></text:p>
      <text:p text:style-name="Standard"/>
      <text:p text:style-name="Standard">Operazione: avviaEditor</text:p>
      <text:p text:style-name="Standard">Riferimenti: AVVIA PARTITA</text:p>
      <text:p text:style-name="Standard">Pre-Condizioni: L'utente vuole creare un nuovo percorso con cui giocare.</text:p>
      <text:p text:style-name="Standard">Post-Condizioni:</text:p>
      <text:p text:style-name="Standard"/>
      <text:p text:style-name="Standard"/>
      <text:p text:style-name="Standard"/>
      <text:p text:style-name="Standard">Operazione: avviaPlug-inOpenCV</text:p>
      <text:p text:style-name="Standard">Riferimenti: AVVIA PARTITA</text:p>
      <text:p text:style-name="Standard">Pre-Condizioni: L'utente vuole creare un nuovo percorso con cui giocare.</text:p>
      <text:p text:style-name="Standard">Post-Condizioni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aco" svg:font-family="Monaco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4-01-25T16:22:00Z</meta:creation-date>
    <dc:date>2014-06-10T15:45:53.369277000</dc:date>
    <meta:editing-cycles>7</meta:editing-cycles>
    <meta:editing-duration>PT1H5M</meta:editing-duration>
    <meta:document-statistic meta:table-count="0" meta:image-count="0" meta:object-count="0" meta:page-count="2" meta:paragraph-count="34" meta:word-count="355" meta:character-count="2660" meta:non-whitespace-character-count="2263"/>
    <meta:template xlink:type="simple" xlink:actuate="onRequest" xlink:title="" xlink:href="Normal.dotm"/>
  </office:meta>
</office:document-meta>
</file>